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5626in"/>
    </style:style>
    <style:style style:name="co3" style:family="table-column">
      <style:table-column-properties fo:break-before="auto" style:column-width="1.8681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2.1047in"/>
    </style:style>
    <style:style style:name="co6" style:family="table-column">
      <style:table-column-properties fo:break-before="auto" style:column-width="0.6425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1.0264in"/>
    </style:style>
    <style:style style:name="co9" style:family="table-column">
      <style:table-column-properties fo:break-before="auto" style:column-width="0.8638in"/>
    </style:style>
    <style:style style:name="co10" style:family="table-column">
      <style:table-column-properties fo:break-before="auto" style:column-width="1.4854in"/>
    </style:style>
    <style:style style:name="co11" style:family="table-column">
      <style:table-column-properties fo:break-before="auto" style:column-width="2.6654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8134in"/>
    </style:style>
    <style:style style:name="co14" style:family="table-column">
      <style:table-column-properties fo:break-before="auto" style:column-width="0.4543in"/>
    </style:style>
    <style:style style:name="co15" style:family="table-column">
      <style:table-column-properties fo:break-before="auto" style:column-width="0.9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Excel_20_Built-in_20_Normal" style:data-style-name="N5100"/>
    <style:style style:name="ce2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Excel_20_Built-in_20_Normal">
      <style:table-cell-properties fo:background-color="#99ccff"/>
    </style:style>
    <style:style style:name="ce4" style:family="table-cell" style:parent-style-name="Excel_20_Built-in_20_Normal">
      <style:table-cell-properties fo:background-color="#33cc66"/>
    </style:style>
    <style:style style:name="ce5" style:family="table-cell" style:parent-style-name="Excel_20_Built-in_20_Normal">
      <style:table-cell-properties fo:background-color="#00ae00"/>
    </style:style>
    <style:style style:name="ce6" style:family="table-cell" style:parent-style-name="Excel_20_Built-in_20_Normal">
      <style:table-cell-properties fo:background-color="#9999ff"/>
    </style:style>
    <style:style style:name="ce7" style:family="table-cell" style:parent-style-name="Excel_20_Built-in_20_Normal">
      <style:table-cell-properties fo:background-color="#ffd320"/>
    </style:style>
    <style:style style:name="ce8" style:family="table-cell" style:parent-style-name="Excel_20_Built-in_20_Normal">
      <style:table-cell-properties fo:background-color="#e6ff00"/>
    </style:style>
    <style:style style:name="ce9" style:family="table-cell" style:parent-style-name="Excel_20_Built-in_20_Normal">
      <style:table-cell-properties fo:background-color="#ff8080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Excel_20_Built-in_20_Normal">
      <style:table-cell-properties fo:background-color="#fbe5d6"/>
    </style:style>
    <style:style style:name="ce12" style:family="table-cell" style:parent-style-name="Excel_20_Built-in_20_Normal">
      <style:table-cell-properties fo:background-color="#ffffcc"/>
    </style:style>
    <style:style style:name="ce13" style:family="table-cell" style:parent-style-name="Excel_20_Built-in_20_Normal">
      <style:table-cell-properties fo:background-color="#eb613d"/>
    </style:style>
    <style:style style:name="ce14" style:family="table-cell" style:parent-style-name="Excel_20_Built-in_20_Normal">
      <style:table-cell-properties fo:background-color="#ffcc99"/>
    </style:style>
    <style:style style:name="ce15" style:family="table-cell" style:parent-style-name="Default">
      <style:table-cell-properties fo:background-color="#9999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ero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/>
          <table:table-cell table:style-name="ce2" office:value-type="string">
            <text:p>SDE Character</text:p>
          </table:table-cell>
          <table:table-cell table:style-name="ce2" office:value-type="string">
            <text:p>Set</text:p>
          </table:table-cell>
          <table:table-cell table:style-name="ce2" office:value-type="string">
            <text:p>Part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ex</text:p>
          </table:table-cell>
          <table:table-cell table:style-name="ce2" office:value-type="string">
            <text:p>Race</text:p>
          </table:table-cell>
          <table:table-cell table:style-name="ce2" office:value-type="string">
            <text:p>Accent</text:p>
          </table:table-cell>
          <table:table-cell table:style-name="ce2" office:value-type="string">
            <text:p>Demeanor</text:p>
          </table:table-cell>
          <table:table-cell table:style-name="ce2" office:value-type="string">
            <text:p>Demeanor (2)</text:p>
          </table:table-cell>
          <table:table-cell table:style-name="ce2" office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Hearthsworn Fight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3" office:value-type="string">
            <text:p>Claw Tribe Barbaria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Aethenis Ravenwood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gry</text:p>
          </table:table-cell>
          <table:table-cell table:style-name="ce11"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3" office:value-type="string">
            <text:p>Royal Paladi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Ded Setzer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1"/>
          <table:table-cell office:value-type="string">
            <text:p>Pios</text:p>
          </table:table-cell>
          <table:table-cell table:style-name="ce11"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3" office:value-type="string">
            <text:p>Hexcast Sorceress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Il Lumina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Snooty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3" office:value-type="string">
            <text:p>Ember Mag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Emberlaine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Leader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3" office:value-type="string">
            <text:p>Deeproot Druid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Half-Elf</text:p>
          </table:table-cell>
          <table:table-cell table:style-name="ce11"/>
          <table:table-cell office:value-type="string">
            <text:p>Drunk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3" office:value-type="string">
            <text:p>Glimmerdusk Rang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1" table:number-columns-repeated="3"/>
          <table:table-cell table:number-columns-repeated="1013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3" office:value-type="string">
            <text:p>Riftling Rogu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Kith Star</text:p>
          </table:table-cell>
          <table:table-cell office:value-type="string">
            <text:p>Female</text:p>
          </table:table-cell>
          <table:table-cell office:value-type="string">
            <text:p>Demonkin</text:p>
          </table:table-cell>
          <table:table-cell office:value-type="string">
            <text:p>American</text:p>
          </table:table-cell>
          <table:table-cell office:value-type="string">
            <text:p>Maniacal</text:p>
          </table:table-cell>
          <table:table-cell table:style-name="ce11"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4" office:value-type="string">
            <text:p>Princess Ruby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tupid</text:p>
          </table:table-cell>
          <table:table-cell office:value-type="string">
            <text:p>Snooty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Mr. Chomper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le</text:p>
          </table:table-cell>
          <table:table-cell office:value-type="string">
            <text:p>Drago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1]+1" office:value-type="float" office:value="11">
            <text:p>11</text:p>
          </table:table-cell>
          <table:table-cell table:style-name="ce4" office:value-type="string">
            <text:p>Star Guild Sapper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Connery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12]+1" office:value-type="float" office:value="12">
            <text:p>12</text:p>
          </table:table-cell>
          <table:table-cell table:style-name="ce4" office:value-type="string">
            <text:p>Deeproot Scout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Link</text:p>
          </table:table-cell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1" table:number-columns-repeated="3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3]+1" office:value-type="float" office:value="13">
            <text:p>13</text:p>
          </table:table-cell>
          <table:table-cell table:style-name="ce5" office:value-type="string">
            <text:p>Sister of Light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office:value-type="string">
            <text:p>Mary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ous</text:p>
          </table:table-cell>
          <table:table-cell table:style-name="ce11"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Lord Gruff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Goat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5]+1" office:value-type="float" office:value="15">
            <text:p>15</text:p>
          </table:table-cell>
          <table:table-cell table:style-name="ce5" office:value-type="string">
            <text:p>Von Wilder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table:style-name="ce11"/>
          <table:table-cell office:value-type="string">
            <text:p>Leader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16]+1" office:value-type="float" office:value="16">
            <text:p>16</text:p>
          </table:table-cell>
          <table:table-cell table:style-name="ce5" office:value-type="string">
            <text:p>Celestial Herald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Angel</text:p>
          </table:table-cell>
          <table:table-cell office:value-type="string">
            <text:p>American</text:p>
          </table:table-cell>
          <table:table-cell office:value-type="string">
            <text:p>Innocent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7]+1" office:value-type="float" office:value="17">
            <text:p>17</text:p>
          </table:table-cell>
          <table:table-cell table:style-name="ce6" office:value-type="string">
            <text:p>Candy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 office:value-type="string">
            <text:p>Nin and the Alchemist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xious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Cola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Male</text:p>
          </table:table-cell>
          <table:table-cell office:value-type="string">
            <text:p>Tanooki</text:p>
          </table:table-cell>
          <table:table-cell office:value-type="string">
            <text:p>Squeek</text:p>
          </table:table-cell>
          <table:table-cell office:value-type="string">
            <text:p>Serious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9]+1" office:value-type="float" office:value="19">
            <text:p>19</text:p>
          </table:table-cell>
          <table:table-cell table:style-name="ce6" office:value-type="string">
            <text:p>Sebastian Cros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Default" office:value-type="string">
            <text:p>Ronin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1"/>
          <table:table-cell office:value-type="string">
            <text:p>Pious</text:p>
          </table:table-cell>
          <table:table-cell office:value-type="string">
            <text:p>Stupid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20]+1" office:value-type="float" office:value="20">
            <text:p>20</text:p>
          </table:table-cell>
          <table:table-cell table:style-name="ce6" office:value-type="string">
            <text:p>Calico Kate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rate</text:p>
          </table:table-cell>
          <table:table-cell office:value-type="string">
            <text:p>Greedy</text:p>
          </table:table-cell>
          <table:table-cell table:style-name="ce11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21]+1" office:value-type="float" office:value="21">
            <text:p>21</text:p>
          </table:table-cell>
          <table:table-cell table:style-name="ce6" office:value-type="string">
            <text:p>Nyan Nyan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Tara Shift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Playful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Admiral Fuzzybottom</text:p>
          </table:table-cell>
          <table:table-cell office:value-type="string">
            <text:p>Forgotten Ki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emale</text:p>
          </table:table-cell>
          <table:table-cell office:value-type="string">
            <text:p>Cat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3]+1" office:value-type="float" office:value="23">
            <text:p>23</text:p>
          </table:table-cell>
          <table:table-cell table:style-name="ce6" office:value-type="string">
            <text:p>Codifier Kis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Irin Mayas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table:style-name="ce11" table:number-columns-repeated="3"/>
          <table:table-cell table:number-columns-repeated="1013"/>
        </table:table-row>
        <table:table-row table:style-name="ro1">
          <table:table-cell table:formula="of:=[.A24]+1" office:value-type="float" office:value="24">
            <text:p>24</text:p>
          </table:table-cell>
          <table:table-cell table:style-name="ce6" office:value-type="string">
            <text:p>Princess Maly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Ditzy</text:p>
          </table:table-cell>
          <table:table-cell office:value-type="string">
            <text:p>Fast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25]+1" office:value-type="float" office:value="25">
            <text:p>25</text:p>
          </table:table-cell>
          <table:table-cell table:style-name="ce6" office:value-type="string">
            <text:p>One Shot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Kara Sloan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erious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6]+1" office:value-type="float" office:value="26">
            <text:p>26</text:p>
          </table:table-cell>
          <table:table-cell table:style-name="ce7" office:value-type="string">
            <text:p>Wandering Minstrel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table:style-name="Default" office:value-type="string">
            <text:p>Elf</text:p>
          </table:table-cell>
          <table:table-cell table:style-name="Default" office:value-type="string">
            <text:p>Irish</text:p>
          </table:table-cell>
          <table:table-cell table:style-name="Default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The Colonel</text:p>
          </table:table-cell>
          <table:table-cell office:value-type="string">
            <text:p>Forgotten Ki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Chicke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8]+1" office:value-type="float" office:value="28">
            <text:p>28</text:p>
          </table:table-cell>
          <table:table-cell table:style-name="ce7" office:value-type="string">
            <text:p>Brave-Mode Candy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Never Lost Cola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0]+1" office:value-type="float" office:value="30">
            <text:p>30</text:p>
          </table:table-cell>
          <table:table-cell table:style-name="ce7" office:value-type="string">
            <text:p>Deeproot Wolf Rider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Elf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1]+1" office:value-type="float" office:value="31">
            <text:p>31</text:p>
          </table:table-cell>
          <table:table-cell table:style-name="ce7" office:value-type="string">
            <text:p>Tabbybrook Mage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eline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2]+1" office:value-type="float" office:value="32">
            <text:p>32</text:p>
          </table:table-cell>
          <table:table-cell table:style-name="ce7" office:value-type="string">
            <text:p>Twilight Knight</text:p>
          </table:table-cell>
          <table:table-cell office:value-type="string">
            <text:p>Limited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Reserved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3]+1" office:value-type="float" office:value="33">
            <text:p>33</text:p>
          </table:table-cell>
          <table:table-cell table:style-name="ce8" office:value-type="string">
            <text:p>Princess Emerald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4]+1" office:value-type="float" office:value="34">
            <text:p>34</text:p>
          </table:table-cell>
          <table:table-cell table:style-name="ce8" office:value-type="string">
            <text:p>Thundervalle Huntress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Centaur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5]+1" office:value-type="float" office:value="35">
            <text:p>35</text:p>
          </table:table-cell>
          <table:table-cell table:style-name="ce8" office:value-type="string">
            <text:p>Questing Knigh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6]+1" office:value-type="float" office:value="36">
            <text:p>36</text:p>
          </table:table-cell>
          <table:table-cell table:style-name="ce8" office:value-type="string">
            <text:p>Fae Alchemis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Light English</text:p>
          </table:table-cell>
          <table:table-cell office:value-type="string">
            <text:p>Mad</text:p>
          </table:table-cell>
          <table:table-cell table:style-name="ce11" office:value-type="string">
            <text:p>“Ed Win”/Mad Hatter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string">
            <text:p>Madame Hilde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Pig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8]+1" office:value-type="float" office:value="38">
            <text:p>38</text:p>
          </table:table-cell>
          <table:table-cell table:style-name="ce8" office:value-type="string">
            <text:p>Royal Warden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/>
          <table:table-cell office:value-type="string">
            <text:p>Gruff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string">
            <text:p>Miss G. Snort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emale</text:p>
          </table:table-cell>
          <table:table-cell office:value-type="string">
            <text:p>Dog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0]+1" office:value-type="float" office:value="40">
            <text:p>40</text:p>
          </table:table-cell>
          <table:table-cell table:style-name="ce9" office:value-type="string">
            <text:p>Mistmourn Shaman</text:p>
          </table:table-cell>
          <table:table-cell office:value-type="string">
            <text:p>Mistbourn Coast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rollki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1]+1" office:value-type="float" office:value="41">
            <text:p>41</text:p>
          </table:table-cell>
          <table:table-cell table:style-name="ce9" office:value-type="string">
            <text:p>Silver Chevalier</text:p>
          </table:table-cell>
          <table:table-cell office:value-type="string">
            <text:p>Emerald Valley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2]+1" office:value-type="float" office:value="42">
            <text:p>42</text:p>
          </table:table-cell>
          <table:table-cell table:style-name="ce9" office:value-type="string">
            <text:p>Dragon Blade</text:p>
          </table:table-cell>
          <table:table-cell office:value-type="string">
            <text:p>Wyrm Claw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3]+1" office:value-type="float" office:value="43">
            <text:p>43</text:p>
          </table:table-cell>
          <table:table-cell table:style-name="ce9" office:value-type="string">
            <text:p>Survivor Marie Claude</text:p>
          </table:table-cell>
          <table:table-cell office:value-type="string">
            <text:p>Stiltown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Hard English</text:p>
          </table:table-cell>
          <table:table-cell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4]+1" office:value-type="float" office:value="44">
            <text:p>44</text:p>
          </table:table-cell>
          <table:table-cell table:style-name="Default" office:value-type="string">
            <text:p>Mr. Bitey</text:p>
          </table:table-cell>
          <table:table-cell office:value-type="string">
            <text:p>Warband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Rabbit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5]+1" office:value-type="float" office:value="45">
            <text:p>45</text:p>
          </table:table-cell>
          <table:table-cell table:style-name="ce9" office:value-type="string">
            <text:p>Kunoichi Candy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string">
            <text:p>Ninja Cola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7]+1" office:value-type="float" office:value="47">
            <text:p>47</text:p>
          </table:table-cell>
          <table:table-cell table:style-name="ce10" office:value-type="string">
            <text:p>Scarecrow Jack</text:p>
          </table:table-cell>
          <table:table-cell table:style-name="Default" office:value-type="string">
            <text:p>Special 3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Animate</text:p>
          </table:table-cell>
          <table:table-cell table:style-name="Default" office:value-type="string">
            <text:p>Echo Distortion</text:p>
          </table:table-cell>
          <table:table-cell table:style-name="Default" table:number-columns-repeated="1016"/>
        </table:table-row>
        <table:table-row table:style-name="ro2" table:number-rows-repeated="6">
          <table:table-cell table:style-name="Default" table:number-columns-repeated="102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llain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/>
          <table:table-cell table:style-name="ce2" office:value-type="string">
            <text:p>SDE Character</text:p>
          </table:table-cell>
          <table:table-cell table:style-name="ce2" office:value-type="string">
            <text:p>Set</text:p>
          </table:table-cell>
          <table:table-cell table:style-name="ce2" office:value-type="string">
            <text:p>Part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ex</text:p>
          </table:table-cell>
          <table:table-cell table:style-name="ce2" office:value-type="string">
            <text:p>Race</text:p>
          </table:table-cell>
          <table:table-cell table:style-name="ce2" office:value-type="string">
            <text:p>Accent</text:p>
          </table:table-cell>
          <table:table-cell table:style-name="ce2" office:value-type="string">
            <text:p>Demeanor</text:p>
          </table:table-cell>
          <table:table-cell table:style-name="ce2" office:value-type="string">
            <text:p>Demeanor (2)</text:p>
          </table:table-cell>
          <table:table-cell table:style-name="ce2" office:value-type="string">
            <text:p>Description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style-name="ce6" office:value-type="string">
            <text:p>Von Drakk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ce6" office:value-type="string">
            <text:p>Death Spectre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3]+1" office:value-type="float" office:value="3">
            <text:p>3</text:p>
          </table:table-cell>
          <table:table-cell table:style-name="ce6" office:value-type="string">
            <text:p>Succubus Vandella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6" office:value-type="string">
            <text:p>Captain R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5]+1" office:value-type="float" office:value="5">
            <text:p>5</text:p>
          </table:table-cell>
          <table:table-cell table:style-name="ce6" office:value-type="string">
            <text:p>Gruesome George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6]+1" office:value-type="float" office:value="6">
            <text:p>6</text:p>
          </table:table-cell>
          <table:table-cell table:style-name="ce6" office:value-type="string">
            <text:p>Shambling Priest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6" office:value-type="string">
            <text:p>Necromancer</text:p>
          </table:table-cell>
          <table:table-cell office:value-type="string">
            <text:p>Shallow Grave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4" office:value-type="string">
            <text:p>Forgotten King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4" office:value-type="string">
            <text:p>Bashful Bori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4" office:value-type="string">
            <text:p>Tren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style-name="Default" table:number-columns-repeated="4"/>
          <table:table-cell table:number-columns-repeated="1009"/>
        </table:table-row>
        <table:table-row table:style-name="ro3">
          <table:table-cell table:formula="of:=[.A11]+1" office:value-type="float" office:value="11">
            <text:p>11</text:p>
          </table:table-cell>
          <table:table-cell table:style-name="ce4" office:value-type="string">
            <text:p>Kasaro To</text:p>
          </table:table-cell>
          <table:table-cell office:value-type="string">
            <text:p>Special 1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2]+1" office:value-type="float" office:value="12">
            <text:p>12</text:p>
          </table:table-cell>
          <table:table-cell table:style-name="ce4" office:value-type="string">
            <text:p>Shadow-Mode Candy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13]+1" office:value-type="float" office:value="13">
            <text:p>13</text:p>
          </table:table-cell>
          <table:table-cell table:style-name="ce4" office:value-type="string">
            <text:p>King Sprou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14]+1" office:value-type="float" office:value="14">
            <text:p>14</text:p>
          </table:table-cell>
          <table:table-cell table:style-name="ce12" office:value-type="string">
            <text:p>Goro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15]+1" office:value-type="float" office:value="15">
            <text:p>15</text:p>
          </table:table-cell>
          <table:table-cell table:style-name="ce12" office:value-type="string">
            <text:p>Kaelly the Nether Strider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16]+1" office:value-type="float" office:value="16">
            <text:p>16</text:p>
          </table:table-cell>
          <table:table-cell table:style-name="ce12" office:value-type="string">
            <text:p>Glimmerwing</text:p>
          </table:table-cell>
          <table:table-cell office:value-type="string">
            <text:p>Emerald Valley Warband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17]+1" office:value-type="float" office:value="17">
            <text:p>17</text:p>
          </table:table-cell>
          <table:table-cell table:style-name="ce12" office:value-type="string">
            <text:p>Salt</text:p>
          </table:table-cell>
          <table:table-cell office:value-type="string">
            <text:p>Mistbourn Coast Warband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18]+1" office:value-type="float" office:value="18">
            <text:p>18</text:p>
          </table:table-cell>
          <table:table-cell table:style-name="ce13" office:value-type="string">
            <text:p>Roxor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19]+1" office:value-type="float" office:value="19">
            <text:p>19</text:p>
          </table:table-cell>
          <table:table-cell table:style-name="ce13" office:value-type="string">
            <text:p>R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20]+1" office:value-type="float" office:value="20">
            <text:p>20</text:p>
          </table:table-cell>
          <table:table-cell table:style-name="ce13" office:value-type="string">
            <text:p>T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21]+1" office:value-type="float" office:value="21">
            <text:p>21</text:p>
          </table:table-cell>
          <table:table-cell table:style-name="ce13" office:value-type="string">
            <text:p>Rock Gut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22]+1" office:value-type="float" office:value="22">
            <text:p>22</text:p>
          </table:table-cell>
          <table:table-cell table:style-name="ce14" office:value-type="string">
            <text:p>Starfire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23]+1" office:value-type="float" office:value="23">
            <text:p>23</text:p>
          </table:table-cell>
          <table:table-cell table:style-name="ce14" office:value-type="string">
            <text:p>Herald of Vulcanu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24]+1" office:value-type="float" office:value="24">
            <text:p>24</text:p>
          </table:table-cell>
          <table:table-cell table:style-name="ce14" office:value-type="string">
            <text:p>Wyrm Claw Templar</text:p>
          </table:table-cell>
          <table:table-cell office:value-type="string">
            <text:p>Wyrm Claw Warband</text:p>
          </table:table-cell>
          <table:table-cell office:value-type="float" office:value="4">
            <text:p>4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formula="of:=[.A25]+1" office:value-type="float" office:value="25">
            <text:p>25</text:p>
          </table:table-cell>
          <table:table-cell table:style-name="ce14" office:value-type="string">
            <text:p>Ser Snapjaw</text:p>
          </table:table-cell>
          <table:table-cell office:value-type="string">
            <text:p>Special 1</text:p>
          </table:table-cell>
          <table:table-cell office:value-type="float" office:value="4">
            <text:p>4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style-name="Default" office:value-type="float" office:value="26">
            <text:p>26</text:p>
          </table:table-cell>
          <table:table-cell table:style-name="ce15" office:value-type="string">
            <text:p>Beatrix the Witch</text:p>
          </table:table-cell>
          <table:table-cell table:style-name="Default" office:value-type="string">
            <text:p>Special 3</text:p>
          </table:table-cell>
          <table:table-cell table:style-name="Default" table:number-columns-repeated="1021"/>
        </table:table-row>
        <table:table-row table:style-name="ro2">
          <table:table-cell table:style-name="Default" office:value-type="float" office:value="27">
            <text:p>27</text:p>
          </table:table-cell>
          <table:table-cell table:style-name="ce15" office:value-type="string">
            <text:p>Magic Jack</text:p>
          </table:table-cell>
          <table:table-cell table:style-name="Default" office:value-type="string">
            <text:p>Special 3</text:p>
          </table:table-cell>
          <table:table-cell table:style-name="Default" table:number-columns-repeated="1021"/>
        </table:table-row>
        <table:table-row table:style-name="ro2" table:number-rows-repeated="5">
          <table:table-cell table:style-name="Default"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10/28/2016</text:date>, <text:time>15:0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10-28T15:03:39.60</dc:date>
    <meta:generator>OpenOffice.org/3.3$Win32 OpenOffice.org_project/330m20$Build-9567</meta:generator>
    <meta:editing-duration>PT1H46M2S</meta:editing-duration>
    <meta:editing-cycles>9</meta:editing-cycles>
    <meta:document-statistic meta:table-count="2" meta:cell-count="471" meta:object-count="0"/>
  </office:meta>
</office:document-meta>
</file>